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date" office:date-value="2022-08-01">
            <text:p>08/01/22</text:p>
          </table:table-cell>
          <table:table-cell office:value-type="time" office:time-value="PT00H00M00S">
            <text:p>12:00:00 A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22-08-02">
            <text:p>08/02/22</text:p>
          </table:table-cell>
          <table:table-cell office:value-type="time" office:time-value="PT00H01M00S">
            <text:p>12:01:00 A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22-08-03">
            <text:p>08/03/22</text:p>
          </table:table-cell>
          <table:table-cell office:value-type="time" office:time-value="PT00H02M00S">
            <text:p>12:02:00 A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22-08-04">
            <text:p>08/04/22</text:p>
          </table:table-cell>
          <table:table-cell office:value-type="time" office:time-value="PT00H03M00S">
            <text:p>12:03:00 A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22-08-05">
            <text:p>08/05/22</text:p>
          </table:table-cell>
          <table:table-cell office:value-type="time" office:time-value="PT00H04M00S">
            <text:p>12:04:00 A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22-08-06">
            <text:p>08/06/22</text:p>
          </table:table-cell>
          <table:table-cell office:value-type="time" office:time-value="PT00H05M00S">
            <text:p>12:05:00 A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22-08-07">
            <text:p>08/07/22</text:p>
          </table:table-cell>
          <table:table-cell office:value-type="time" office:time-value="PT00H06M00S">
            <text:p>12:06:00 AM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date" office:date-value="2022-08-08">
            <text:p>08/08/22</text:p>
          </table:table-cell>
          <table:table-cell office:value-type="time" office:time-value="PT00H07M00S">
            <text:p>12:07:00 AM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date" office:date-value="2022-08-09">
            <text:p>08/09/22</text:p>
          </table:table-cell>
          <table:table-cell office:value-type="time" office:time-value="PT00H08M00S">
            <text:p>12:08:00 AM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date" office:date-value="2022-08-10">
            <text:p>08/10/22</text:p>
          </table:table-cell>
          <table:table-cell office:value-type="time" office:time-value="PT00H09M00S">
            <text:p>12:09:00 A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22-08-11">
            <text:p>08/11/22</text:p>
          </table:table-cell>
          <table:table-cell office:value-type="time" office:time-value="PT00H10M00S">
            <text:p>12:10:00 AM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date" office:date-value="2022-08-12">
            <text:p>08/12/22</text:p>
          </table:table-cell>
          <table:table-cell office:value-type="time" office:time-value="PT00H11M00S">
            <text:p>12:11:00 AM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date" office:date-value="2022-08-13">
            <text:p>08/13/22</text:p>
          </table:table-cell>
          <table:table-cell office:value-type="time" office:time-value="PT00H12M00S">
            <text:p>12:12:00 AM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22-08-14">
            <text:p>08/14/22</text:p>
          </table:table-cell>
          <table:table-cell office:value-type="time" office:time-value="PT00H13M00S">
            <text:p>12:13:00 AM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22-08-15">
            <text:p>08/15/22</text:p>
          </table:table-cell>
          <table:table-cell office:value-type="time" office:time-value="PT00H14M00S">
            <text:p>12:14:00 AM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22-08-16">
            <text:p>08/16/22</text:p>
          </table:table-cell>
          <table:table-cell office:value-type="time" office:time-value="PT00H15M00S">
            <text:p>12:15:00 AM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date" office:date-value="2022-08-17">
            <text:p>08/17/22</text:p>
          </table:table-cell>
          <table:table-cell office:value-type="time" office:time-value="PT00H16M00S">
            <text:p>12:16:00 AM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date" office:date-value="2022-08-18">
            <text:p>08/18/22</text:p>
          </table:table-cell>
          <table:table-cell office:value-type="time" office:time-value="PT00H17M00S">
            <text:p>12:17:00 AM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date" office:date-value="2022-08-19">
            <text:p>08/19/22</text:p>
          </table:table-cell>
          <table:table-cell office:value-type="time" office:time-value="PT00H18M00S">
            <text:p>12:18:00 AM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date" office:date-value="2022-08-20">
            <text:p>08/20/22</text:p>
          </table:table-cell>
          <table:table-cell office:value-type="time" office:time-value="PT00H19M00S">
            <text:p>12:19:00 A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22-08-21">
            <text:p>08/21/22</text:p>
          </table:table-cell>
          <table:table-cell office:value-type="time" office:time-value="PT00H20M00S">
            <text:p>12:20:00 AM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date" office:date-value="2022-08-22">
            <text:p>08/22/22</text:p>
          </table:table-cell>
          <table:table-cell office:value-type="time" office:time-value="PT00H21M00S">
            <text:p>12:21:00 AM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date" office:date-value="2022-08-23">
            <text:p>08/23/22</text:p>
          </table:table-cell>
          <table:table-cell office:value-type="time" office:time-value="PT00H22M00S">
            <text:p>12:22:00 AM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date" office:date-value="2022-08-24">
            <text:p>08/24/22</text:p>
          </table:table-cell>
          <table:table-cell office:value-type="time" office:time-value="PT00H23M00S">
            <text:p>12:23:00 AM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date" office:date-value="2022-08-25">
            <text:p>08/25/22</text:p>
          </table:table-cell>
          <table:table-cell office:value-type="time" office:time-value="PT00H24M00S">
            <text:p>12:24:00 AM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date" office:date-value="2022-08-26">
            <text:p>08/26/22</text:p>
          </table:table-cell>
          <table:table-cell office:value-type="time" office:time-value="PT00H25M00S">
            <text:p>12:25:00 AM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date" office:date-value="2022-08-27">
            <text:p>08/27/22</text:p>
          </table:table-cell>
          <table:table-cell office:value-type="time" office:time-value="PT00H26M00S">
            <text:p>12:26:00 AM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date" office:date-value="2022-08-28">
            <text:p>08/28/22</text:p>
          </table:table-cell>
          <table:table-cell office:value-type="time" office:time-value="PT00H27M00S">
            <text:p>12:27:00 AM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date" office:date-value="2022-08-29">
            <text:p>08/29/22</text:p>
          </table:table-cell>
          <table:table-cell office:value-type="time" office:time-value="PT00H28M00S">
            <text:p>12:28:00 AM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date" office:date-value="2022-08-30">
            <text:p>08/30/22</text:p>
          </table:table-cell>
          <table:table-cell office:value-type="time" office:time-value="PT00H29M00S">
            <text:p>12:29:00 A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8-31">
            <text:p>08/31/22</text:p>
          </table:table-cell>
          <table:table-cell office:value-type="time" office:time-value="PT00H30M00S">
            <text:p>12:30:00 AM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date" office:date-value="2022-09-01">
            <text:p>09/01/22</text:p>
          </table:table-cell>
          <table:table-cell office:value-type="time" office:time-value="PT00H31M00S">
            <text:p>12:31:00 AM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date" office:date-value="2022-09-02">
            <text:p>09/02/22</text:p>
          </table:table-cell>
          <table:table-cell office:value-type="time" office:time-value="PT00H32M00S">
            <text:p>12:32:00 AM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date" office:date-value="2022-09-03">
            <text:p>09/03/22</text:p>
          </table:table-cell>
          <table:table-cell office:value-type="time" office:time-value="PT00H33M00S">
            <text:p>12:33:00 AM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date" office:date-value="2022-09-04">
            <text:p>09/04/22</text:p>
          </table:table-cell>
          <table:table-cell office:value-type="time" office:time-value="PT00H34M00S">
            <text:p>12:34:00 AM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2-09-05">
            <text:p>09/05/22</text:p>
          </table:table-cell>
          <table:table-cell office:value-type="time" office:time-value="PT00H35M00S">
            <text:p>12:35:00 AM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date" office:date-value="2022-09-06">
            <text:p>09/06/22</text:p>
          </table:table-cell>
          <table:table-cell office:value-type="time" office:time-value="PT00H36M00S">
            <text:p>12:36:00 AM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date" office:date-value="2022-09-07">
            <text:p>09/07/22</text:p>
          </table:table-cell>
          <table:table-cell office:value-type="time" office:time-value="PT00H37M00S">
            <text:p>12:37:00 AM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date" office:date-value="2022-09-08">
            <text:p>09/08/22</text:p>
          </table:table-cell>
          <table:table-cell office:value-type="time" office:time-value="PT00H38M00S">
            <text:p>12:38:00 AM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date" office:date-value="2022-09-09">
            <text:p>09/09/22</text:p>
          </table:table-cell>
          <table:table-cell office:value-type="time" office:time-value="PT00H39M00S">
            <text:p>12:39:00 A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9-10">
            <text:p>09/10/22</text:p>
          </table:table-cell>
          <table:table-cell office:value-type="time" office:time-value="PT00H40M00S">
            <text:p>12:40:00 AM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date" office:date-value="2022-09-11">
            <text:p>09/11/22</text:p>
          </table:table-cell>
          <table:table-cell office:value-type="time" office:time-value="PT00H41M00S">
            <text:p>12:41:00 AM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date" office:date-value="2022-09-12">
            <text:p>09/12/22</text:p>
          </table:table-cell>
          <table:table-cell office:value-type="time" office:time-value="PT00H42M00S">
            <text:p>12:42:00 AM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date" office:date-value="2022-09-13">
            <text:p>09/13/22</text:p>
          </table:table-cell>
          <table:table-cell office:value-type="time" office:time-value="PT00H43M00S">
            <text:p>12:43:00 AM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date" office:date-value="2022-09-14">
            <text:p>09/14/22</text:p>
          </table:table-cell>
          <table:table-cell office:value-type="time" office:time-value="PT00H44M00S">
            <text:p>12:44:00 AM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22-09-15">
            <text:p>09/15/22</text:p>
          </table:table-cell>
          <table:table-cell office:value-type="time" office:time-value="PT00H45M00S">
            <text:p>12:45:00 AM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date" office:date-value="2022-09-16">
            <text:p>09/16/22</text:p>
          </table:table-cell>
          <table:table-cell office:value-type="time" office:time-value="PT00H46M00S">
            <text:p>12:46:00 AM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date" office:date-value="2022-09-17">
            <text:p>09/17/22</text:p>
          </table:table-cell>
          <table:table-cell office:value-type="time" office:time-value="PT00H47M00S">
            <text:p>12:47:00 AM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date" office:date-value="2022-09-18">
            <text:p>09/18/22</text:p>
          </table:table-cell>
          <table:table-cell office:value-type="time" office:time-value="PT00H48M00S">
            <text:p>12:48:00 AM</text:p>
          </table:table-cell>
          <table:table-cell office:value-type="float" office:value="49">
            <text:p>4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3">08/23/2022</text:date>, <text:time>11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Clements</meta:initial-creator>
    <meta:creation-date>2022-08-23T11:35:28.81</meta:creation-date>
    <dc:date>2022-08-23T11:37:38.99</dc:date>
    <dc:creator>Andy Clements</dc:creator>
    <meta:editing-duration>PT2M11S</meta:editing-duration>
    <meta:editing-cycles>1</meta:editing-cycles>
    <meta:document-statistic meta:table-count="3" meta:cell-count="150" meta:object-count="0"/>
    <meta:generator>OpenOffice.org/3.3$Win32 OpenOffice.org_project/330m20$Build-9567</meta:generator>
  </office:meta>
</office:document-meta>
</file>